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nfiguration</text:span></text:p>
      <text:p text:style-name="P1"><text:span text:style-name="T2">Git config</text:span></text:p>
      <text:p text:style-name="P1"><text:span text:style-name="T3">options</text:span></text:p>
      <text:p text:style-name="P1"><text:span text:style-name="T4">–</text:span><text:span text:style-name="T5">-local<text:s/></text:span><text:span text:style-name="T6">–</text:span><text:span text:style-name="T7"><text:s/>for current repo (in .git/config). Biggest prio.</text:span></text:p>
      <text:p text:style-name="P1"><text:span text:style-name="T8">--global<text:s/></text:span><text:span text:style-name="T9">–</text:span><text:span text:style-name="T10"><text:s/>for user in OS (in C:\Users\&lt;username&gt;\.gitconfig)</text:span></text:p>
      <text:p text:style-name="P1"><text:span text:style-name="T11">–</text:span><text:span text:style-name="T12">system -<text:s text:c="2"/>for machine</text:span></text:p>
      <text:p text:style-name="P1"><text:span text:style-name="T13">set to properties<text:s/></text:span><text:span text:style-name="T14">–</text:span><text:span text:style-name="T15"><text:s/>define value, to read properties<text:s/></text:span><text:span text:style-name="T16">–</text:span><text:span text:style-name="T17"><text:s/>omit &lt;value&gt;</text:span></text:p>
      <text:p text:style-name="P1"><text:span text:style-name="T18">user.name &lt;value&gt;</text:span></text:p>
      <text:p text:style-name="P1"><text:span text:style-name="T18">user.email &lt;value&gt;</text:span></text:p>
      <text:p text:style-name="P1"><text:span text:style-name="T18">merge.tool &lt;value&gt; - to solve merge conflicts</text:span></text:p>
      <text:p text:style-name="P1"><text:span text:style-name="T18">credential.helper cache | store<text:s/></text:span><text:span text:style-name="T19">–</text:span><text:span text:style-name="T20">-file &lt;path to file&gt; | manager(for windows, has gui)</text:span></text:p>
      <text:p text:style-name="P1"><text:span text:style-name="T21">use credential.github.com.useHttpPath true to recognize path1 and path2 </text:span></text:p>
      <text:p text:style-name="P1"><text:span text:style-name="T21">github.com/path1.git<text:s text:c="2"/>github.com/path2.git</text:span></text:p>
      <text:p text:style-name="P1"><text:span text:style-name="T21">git remote set-url origin<text:s/></text:span><text:span text:style-name="T22">&lt;hyperlink&gt;</text:span></text:p>
      <text:p text:style-name="P1"><text:span text:style-name="T23">git credential-store get | store | erase and than fill values/filters</text:span></text:p>
      <text:p text:style-name="P1"><text:span text:style-name="T23">protocol=https</text:span></text:p>
      <text:p text:style-name="P1"><text:span text:style-name="T23">host=myhost</text:span></text:p>
      <text:p text:style-name="P1"><text:span text:style-name="T23">username=bob</text:span></text:p>
      <text:p text:style-name="P1"><text:span text:style-name="T23">password=1111</text:span></text:p>
      <text:p text:style-name="P1"><text:span text:style-name="T24"/></text:p>
      <text:p text:style-name="P1"><text:span text:style-name="T25">Remote</text:span></text:p>
      <text:p text:style-name="P1"><text:span text:style-name="T26">Show remote: git remote -v(to show URLs)</text:span></text:p>
      <text:p text:style-name="P1"><text:span text:style-name="T26">Add remote: git remote add &lt;name of remote&gt; &lt;URI&gt;</text:span></text:p>
      <text:p text:style-name="P1"><text:span text:style-name="T26">Change URL of remote: git remote set-url &lt;name of remote&gt; &lt;URL: ssh://git@gitlab...&gt;</text:span></text:p>
      <text:p text:style-name="P1"><text:span text:style-name="T27"/></text:p>
      <text:p text:style-name="P1"><text:span text:style-name="T28">With branch</text:span></text:p>
      <text:p text:style-name="P1"><text:span text:style-name="T29">List local branches: git branch</text:span></text:p>
      <text:p text:style-name="P1"><text:span text:style-name="T29">List remote branches: git branch -r</text:span></text:p>
      <text:p text:style-name="P1"><text:span text:style-name="T29">List all branches: git branch -a</text:span></text:p>
      <text:p text:style-name="P1"><text:span text:style-name="T29">Update (local)list of remote branches: git remote update origin</text:span></text:p>
      <text:p text:style-name="P1"><text:span text:style-name="T29"><text:tab/>--prune - cleans rubbish, use it</text:span></text:p>
      <text:p text:style-name="P1"><text:span text:style-name="T29">Create branch: git branch &lt;options&gt; &lt;name of new branche&gt; </text:span></text:p>
      <text:p text:style-name="P1"><text:span text:style-name="T30"><text:tab/></text:span><text:span text:style-name="T31">options</text:span><text:span text:style-name="T32"><text:s/></text:span></text:p>
      <text:p text:style-name="P1"><text:span text:style-name="T33"><text:tab/>--remotes<text:s/></text:span><text:span text:style-name="T34">–</text:span><text:span text:style-name="T35"><text:s/>use to apply action to remote branche</text:span></text:p>
      <text:p text:style-name="P1"><text:span text:style-name="T35"><text:tab/>--list<text:s/></text:span><text:span text:style-name="T36">–</text:span><text:span text:style-name="T37"><text:s/>list branches</text:span></text:p>
      <text:p text:style-name="P1"><text:span text:style-name="T37"><text:tab/>-m &lt;old name&gt;<text:s text:c="2"/>&lt;new name&gt; -<text:s/></text:span><text:span text:style-name="T38">rename</text:span></text:p>
      <text:p text:style-name="P1"><text:span text:style-name="T39"><text:tab/>-D &lt;branch name&gt; -<text:s/></text:span><text:span text:style-name="T40">delete</text:span></text:p>
      <text:p text:style-name="P1"><text:span text:style-name="T41">Log about commits: git log &lt;branche name&gt;</text:span></text:p>
      <text:p text:style-name="P1"><text:span text:style-name="T41">Show upstream branch: git branch status</text:span></text:p>
      <text:p text:style-name="P1"><text:span text:style-name="T41">Set upstream branch: git branch -u &lt;remote&gt;/&lt;branch&gt;</text:span></text:p>
      <text:p text:style-name="P1"><text:span text:style-name="T41">To have<text:s/></text:span><text:span text:style-name="T42">local</text:span><text:span text:style-name="T43"><text:s/></text:span><text:span text:style-name="T44">tracking</text:span><text:span text:style-name="T45"><text:s/>branch</text:span><text:span text:style-name="T46">:<text:s/></text:span><text:span text:style-name="T47">git checkout -b &lt;branch&gt; &lt;remote&gt;/&lt;branch&gt;</text:span></text:p>
      <text:p text:style-name="P1"><text:span text:style-name="T48"><text:tab/>or</text:span></text:p>
      <text:p text:style-name="P1"><text:span text:style-name="T49"><text:tab/>git checkout --track &lt;remote&gt;/&lt;branch&gt;</text:span></text:p>
      <text:p text:style-name="P1"><text:span text:style-name="T50"/></text:p>
      <text:p text:style-name="P1"><text:span text:style-name="T51">Index</text:span></text:p>
      <text:p text:style-name="P1"><text:span text:style-name="T52">Add files: git add .(all files) | &lt;file&gt; &lt;file&gt; ..</text:span></text:p>
      <text:p text:style-name="P1"><text:span text:style-name="T52"><text:tab/>--refresh<text:s/></text:span><text:span text:style-name="T53">–</text:span><text:span text:style-name="T54"><text:s/>if modified after adding to index</text:span></text:p>
      <text:p text:style-name="P1"><text:span text:style-name="T54"><text:tab/>--force | -f</text:span></text:p>
      <text:p text:style-name="P1"><text:span text:style-name="T54">Remove: git rm<text:s/></text:span><text:span text:style-name="T55">–</text:span><text:span text:style-name="T56">cached(only from index) -r (recursive<text:s/></text:span><text:span text:style-name="T57">–</text:span><text:span text:style-name="T58"><text:s/>all files)</text:span></text:p>
      <text:p text:style-name="P1"><text:span text:style-name="T59">See files in index: git status</text:span></text:p>
      <text:p text:style-name="P1"><text:span text:style-name="T60"/></text:p>
      <text:p text:style-name="P1"><text:span text:style-name="T61">Remove unversioned files</text:span></text:p>
      <text:p text:style-name="P1"><text:span text:style-name="T62">git clean </text:span></text:p>
      <text:p text:style-name="P1"><text:span text:style-name="T62"><text:tab/>-n - dry-run, just show what will be removed</text:span></text:p>
      <text:p text:style-name="P1"><text:span text:style-name="T62"><text:tab/>-d - remove also directories</text:span></text:p>
      <text:p text:style-name="P1"><text:span text:style-name="T62"><text:tab/>-f<text:s text:c="2"/>- force; there is config(clean.requireForce = true by default) which requires -f</text:span></text:p>
      <text:p text:style-name="P1"><text:span text:style-name="T63"/></text:p>
      <text:p text:style-name="P1"><text:span text:style-name="T64">Commit</text:span></text:p>
      <text:p text:style-name="P1"><text:span text:style-name="T65">git commit -m (to add message) “&lt;message&gt;”</text:span></text:p>
      <text:p text:style-name="P1"><text:span text:style-name="T65">Take specific commit from other branch and "apply" to current:</text:span></text:p>
      <text:p text:style-name="P1"><text:span text:style-name="T65"><text:tab/>git &lt;options&gt; cherry-pick &lt;commit reference: "gr6284dr"; use git log&gt;</text:span></text:p>
      <text:p text:style-name="P1"><text:span text:style-name="T65"><text:tab/>options:</text:span></text:p>
      <text:p text:style-name="P1"><text:span text:style-name="T65"><text:tab/><text:tab/>--no-commit - applies commit from ref. to work dir., updates <text:tab/><text:tab/><text:tab/>index, does NOT commit these all.</text:span></text:p>
      <text:p text:style-name="P1"><text:span text:style-name="T66"/></text:p>
      <text:p text:style-name="P1"><text:span text:style-name="T66"/></text:p>
      <text:p text:style-name="P1"><text:span text:style-name="T67">Push</text:span></text:p>
      <text:p text:style-name="P1"><text:span text:style-name="T68">git push &lt;remote&gt; &lt;branch&gt;</text:span></text:p>
      <text:p text:style-name="P1"><text:span text:style-name="T69"/></text:p>
      <text:p text:style-name="P1"><text:span text:style-name="T70">git mergetool --tool=kdiff3</text:span></text:p>
      <text:p text:style-name="P1"><text:span text:style-name="T70">git merge<text:s/></text:span><text:span text:style-name="T71">–</text:span><text:span text:style-name="T72">-abort</text:span></text:p>
      <text:p text:style-name="P1"><text:span text:style-name="T73">git status<text:s/></text:span><text:span text:style-name="T74">–</text:span><text:span text:style-name="T75"><text:s/>show which files were changed</text:span></text:p>
      <text:p text:style-name="P1"><text:span text:style-name="T76"/></text:p>
      <text:p text:style-name="P1"><text:span text:style-name="T77">Revert changes</text:span></text:p>
      <text:p text:style-name="P1"><text:span text:style-name="T78">git checkout HEAD~2<text:s/></text:span><text:span text:style-name="T79">–</text:span><text:span text:style-name="T80"><text:s/>moves head on 2 commits before. Detached head state??</text:span></text:p>
      <text:p text:style-name="P1"><text:span text:style-name="T80">git checkout HEAD -- &lt;path to file&gt; - revert<text:s/></text:span><text:span text:style-name="T81">single file</text:span></text:p>
      <text:p text:style-name="P1"><text:span text:style-name="T82">git revert HEAD~2<text:s/></text:span><text:span text:style-name="T83">–</text:span><text:span text:style-name="T84"><text:s/>creates commit with canceled changes in HEAD~2</text:span></text:p>
      <text:p text:style-name="P1"><text:span text:style-name="T85">git reset HEAD~2<text:s/></text:span><text:span text:style-name="T86">–</text:span><text:span text:style-name="T87"><text:s/>deletes last 2 commits</text:span></text:p>
      <text:p text:style-name="P1"><text:span text:style-name="T88">git reset --hard | --mixed (default) | --soft &lt;commit id&gt;</text:span></text:p>
      <text:p text:style-name="P1"><text:span text:style-name="T88">--soft<text:s/></text:span><text:span text:style-name="T89">–</text:span><text:span text:style-name="T90"><text:s/>only commit history</text:span></text:p>
      <text:p text:style-name="P1"><text:span text:style-name="T91">--mixed<text:s/></text:span><text:span text:style-name="T92">–</text:span><text:span text:style-name="T93"><text:s/>commit and staged(index)</text:span></text:p>
      <text:p text:style-name="P1"><text:span text:style-name="T94">–</text:span><text:span text:style-name="T95"><text:s/>hard<text:s/></text:span><text:span text:style-name="T96">–</text:span><text:span text:style-name="T97"><text:s/>commit, staged, working dirrectory</text:span></text:p>
      <text:p text:style-name="P1"><text:span text:style-name="T98"/></text:p>
      <text:p text:style-name="P1"><text:span text:style-name="T99">File .gitignore</text:span></text:p>
      <text:p text:style-name="P1"><text:span text:style-name="T100">Should be in root dir</text:span></text:p>
      <text:p text:style-name="P1"><text:span text:style-name="T100">Path pattern</text:span></text:p>
      <text:p text:style-name="P1"><text:span text:style-name="T100"># - line is a comment</text:span></text:p>
      <text:p text:style-name="P1"><text:span text:style-name="T100">/ - path separator</text:span></text:p>
      <text:p text:style-name="P1"><text:span text:style-name="T100"><text:tab/>if / at the beggining or in the middle -&gt; path is relative to folder containing <text:tab/>this .gitignore</text:span></text:p>
      <text:p text:style-name="P1"><text:span text:style-name="T100"><text:tab/>if / at the end -&gt; path is ONLY dirrectory(in prev. case may be a file)</text:span></text:p>
      <text:p text:style-name="P1"><text:span text:style-name="T100">* - anything(zero or many characters), except /</text:span></text:p>
      <text:p text:style-name="P1"><text:span text:style-name="T100">** - see below</text:span></text:p>
      <text:p text:style-name="P1"><text:span text:style-name="T100"><text:tab/>if **/ at the beginnig -&gt; match in all subdirrectories</text:span></text:p>
      <text:p text:style-name="P1"><text:span text:style-name="T100"><text:tab/>if /** at the end -&gt; anything inside</text:span></text:p>
      <text:p text:style-name="P1"><text:span text:style-name="T100"><text:tab/>if /**/ in the middle -&gt; any dirs between</text:span></text:p>
      <text:p text:style-name="P1"><text:span text:style-name="T100">? - any symbol(one)</text:span></text:p>
      <text:p text:style-name="P1"><text:span text:style-name="T100">[0-9a-zA-Z] - ranges of symbols. One or more characters???</text:span></text:p>
      <text:p text:style-name="P1"><text:span text:style-name="T101"/></text:p>
      <text:p text:style-name="P1"><text:span text:style-name="T102">Place \ if special symbol(over) should be understood as usual symbol(even trailing whitespace)</text:span></text:p>
      <text:p text:style-name="P1"><text:span text:style-name="T103"/></text:p>
      <text:p text:style-name="P1"><text:span text:style-name="T104">Endline character</text:span></text:p>
      <text:p text:style-name="P1"><text:span text:style-name="T105">Configurations(git config):</text:span></text:p>
      <text:p text:style-name="P1"><text:span text:style-name="T105">core.autocrlf</text:span></text:p>
      <text:p text:style-name="P1"><text:span text:style-name="T105"><text:tab/>true - auto LF -&gt; CRLF when checkout and commit. Ignores core.eol(below)</text:span></text:p>
      <text:p text:style-name="P1"><text:span text:style-name="T105"><text:tab/>input - auto LF-CRLF when commit. Checkout as it is. Ignores core.eol(below)</text:span></text:p>
      <text:p text:style-name="P1"><text:span text:style-name="T105"><text:tab/>false - disable functionality</text:span></text:p>
      <text:p text:style-name="P1"><text:span text:style-name="T105">core.eol(lf, crlf, native) - what endline to use in working dir for files marked as <text:tab/>"text"(see .gitattributes). Default - native.</text:span></text:p>
      <text:p text:style-name="P1"><text:span text:style-name="T106"/></text:p>
      <text:p text:style-name="P1"><text:span text:style-name="T107">File .gitattributes</text:span></text:p>
      <text:p text:style-name="P1"><text:span text:style-name="T108">Each line &lt;path pattern&gt; &lt;attributes&gt;</text:span></text:p>
      <text:p text:style-name="P1"><text:span text:style-name="T108">Path pattern ??</text:span></text:p>
      <text:p text:style-name="P1"><text:span text:style-name="T109">Attributes</text:span></text:p>
      <text:p text:style-name="P1"><text:span text:style-name="T110">-attibute_name means "exclude attribute"</text:span></text:p>
      <text:p text:style-name="P1"><text:span text:style-name="T110">text - assume, as text file. See core.eol above. text=auto - git will deside it self if file <text:tab/>is textual</text:span></text:p>
      <text:p text:style-name="P1"><text:span text:style-name="T110">eol - values crlf, lf. Replaces end of line symbol.</text:span></text:p>
      <text:p text:style-name="P1"><text:span text:style-name="T110"><text:tab/></text:span><text:span text:style-name="T111">Does not check content(effectively setts "text" attribute). If file contained <text:tab/>other eol - will be assumed dirty.</text:span></text:p>
      <text:p text:style-name="P1"><text:span text:style-name="T112"/></text:p>
      <text:p text:style-name="P1"><text:span text:style-name="T113"><text:tab/></text:span></text:p>
      <text:p text:style-name="P1"><text:span text:style-name="T114"/></text:p>
      <text:p text:style-name="P1"><text:span text:style-name="T115">The git commit command adds changes to a permanent snapshot that lives in the<text:s/></text:span><text:span text:style-name="T116">Commit History</text:span><text:span text:style-name="T117">. This snapshot also includes the state of the Staging Index at the time of commit.</text:span></text:p>
      <text:p text:style-name="P1"><text:span text:style-name="T118">Staging Index</text:span><text:span text:style-name="T119"><text:s/>- promoted with git add, to be stored in the next commit.</text:span></text:p>
      <text:p text:style-name="P1"><text:span text:style-name="T120">The Working Directory</text:span><text:span text:style-name="T121">. This tree is in sync with the local filesyste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